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正門のようだが、しっかり鍵がかかっている。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his is main gate, but it's closed and locked.</text:p>
          </table:table-cell>
          <table:table-cell table:number-columns-repeated="1020"/>
        </table:table-row>
        <table:table-row>
          <table:table-cell table:style-name="ce0" office:value-type="string">
            <text:p>盗賊
「待て！　ここから先はお頭のお部屋だ！」</text:p>
          </table:table-cell>
          <table:table-cell table:style-name="ce0"/>
          <table:table-cell table:style-name="ce0"/>
          <table:table-cell table:style-name="ce0" office:value-type="string">
            <text:p>Bandit
“Hold it! Past this point is the boss' room!”</text:p>
          </table:table-cell>
          <table:table-cell table:number-columns-repeated="1020"/>
        </table:table-row>
        <table:table-row>
          <table:table-cell table:style-name="ce0" office:value-type="string">
            <text:p>盗賊
「絶対に通すわけにはいかん！　覚悟ッ！！」</text:p>
          </table:table-cell>
          <table:table-cell table:style-name="ce0"/>
          <table:table-cell table:style-name="ce0"/>
          <table:table-cell table:style-name="ce0" office:value-type="string">
            <text:p>Bandit
“There's no way we're lettin' yer through!
Prepare yerselves!!”</text:p>
          </table:table-cell>
          <table:table-cell table:number-columns-repeated="1020"/>
        </table:table-row>
        <table:table-row>
          <table:table-cell table:style-name="ce0" office:value-type="string">
            <text:p>店員
「どもどもー！　行商人でーす！　相手が
　盗賊であろうと、お客様はなんとやら！」</text:p>
          </table:table-cell>
          <table:table-cell table:style-name="ce0"/>
          <table:table-cell table:style-name="ce0"/>
          <table:table-cell table:style-name="ce0" office:value-type="string">
            <text:p>Merchant
“Welcome, welcome—! Peddler here—! I may
be with the bandits, but the customer is
always right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8+02:00</meta:creation-date>
    <dc:date>2020-04-22T20:47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